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6C3B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7.32895833333333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erm</text:p>
          </table:table-cell>
          <table:table-cell office:value-type="string" table:style-name="ce2">
            <text:p>Definition</text:p>
          </table:table-cell>
          <table:table-cell table:number-columns-repeated="16382" table:style-name="ce2"/>
        </table:table-row>
        <table:table-row table:style-name="ro2">
          <table:table-cell office:value-type="string" table:style-name="ce1">
            <text:p>Beta</text:p>
          </table:table-cell>
          <table:table-cell office:value-type="string" table:style-name="ce1">
            <text:p>Measure of risk of stratgy/ stock relative to the market. Measure of volatility of security/ portfolio relative to the market as a whole. Thus a measure of systemic risk, can use this vs. the expected returns of the assets. Good for pricing risky securities</text:p>
            <text:p>Beta = Covariance {of the return on an individual stock} /Variance {of the return of the entire market}</text:p>
            <text:p>Covariance: how changes in stock returns are related to change in markets returns</text:p>
            <text:p>Variance: how far the market data p[oint spread out from average value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pha</text:p>
          </table:table-cell>
          <table:table-cell office:value-type="string" table:style-name="ce1">
            <text:p>described as strategy’s ability to beat the market. Aka excess return. Used to indcate perfromance, realtive to market . Postiive or negative, each point refers to a percentage difference from market perfomance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nsen’s alpha</text:p>
          </table:table-cell>
          <table:table-cell office:value-type="string" table:style-name="ce1">
            <text:p>risk adjusted performance that represents the average return on portfolio predicted by CAPM given the portfolios beta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xpected return</text:p>
          </table:table-cell>
          <table:table-cell office:value-type="string" table:style-name="ce1">
            <text:p>Expected profit/ loss of a given investment. Expected return = SUM (return[i] x probability [I]). Essentially the area under the curve made by the probability of each return * probability of that return occurring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te of return (RoR) or ROI</text:p>
          </table:table-cell>
          <table:table-cell office:value-type="string" table:style-name="ce1">
            <text:p>: net gain or loss from investment over a time period, expressed as % of the initial cost of the investment. RoR is expressed as a percentage, while ROI is a ratio: ROI = (current value – initial)/intiial. A negative ROI == los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pital gain</text:p>
          </table:table-cell>
          <table:table-cell office:value-type="string" table:style-name="ce1">
            <text:p>rise in the value of a cpaital asset (eg stock price growth == your portfolio is worht more == you have more money). There is a capital gains tax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pital asset pricing model</text:p>
          </table:table-cell>
          <table:table-cell office:value-type="string" table:style-name="ce1">
            <text:p>describe relationship between systematic risk and expected retturn – esp stocks. Calc: ExpectedReturn = RiskFreeRate + beta(market risk premium). The risk free rate is a way of compensating for the time value of money – the expected return must exceed this rate to be positivie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me value of money (opportunity cost).<text:s/></text:p>
          </table:table-cell>
          <table:table-cell office:value-type="string" table:style-name="ce1">
            <text:p>Moneyt now worth more than identical real value at a future date because of the earning power of money (eg interest rates etc.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yout ratio (PR)</text:p>
          </table:table-cell>
          <table:table-cell office:value-type="string" table:style-name="ce1">
            <text:p>ratio of share price to dividend payout. Good for comparing the return on investment for similar companies that are both paying dividends but have different share price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arnigns per share</text:p>
          </table:table-cell>
          <table:table-cell office:value-type="string" table:style-name="ce1">
            <text:p>company’s total profit for a given time period divided by total outstanding share. The higher EPS == more profitable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rating cash flow</text:p>
          </table:table-cell>
          <table:table-cell office:value-type="string" table:style-name="ce1">
            <text:p>OCF – measure of the amnt of cash generated @company normal business operations. It is the first section depicted on a cash flow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sh flow</text:p>
          </table:table-cell>
          <table:table-cell office:value-type="string" table:style-name="ce1">
            <text:p>net amount of cash and cash equivalents being transferred into and out of a business -</text:p>
            <text:p>There are 3 types of cash flow: operational cash flow (cash received @companys business activities eg selling with a margin), ivnestment cash flow (cash received or spent in investing activities that will help to grow the business), financing cash flow (eg paying of debt, or getting money from a loan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ee cash flow</text:p>
          </table:table-cell>
          <table:table-cell office:value-type="string" table:style-name="ce1">
            <text:p>FCF – represents the amnt of cash company generates after accounting for cash outlflows. Some investors prefer FCF per share over EPS because it removes non cash items from the income statemnet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sh flow crunch</text:p>
          </table:table-cell>
          <table:table-cell office:value-type="string" table:style-name="ce1">
            <text:p>aka liquidity crisis @lack of cash or easily convertible to cash assets @no cash == cannot pay creaditors and meet short term requirements of having cash on han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ortization</text:p>
          </table:table-cell>
          <table:table-cell office:value-type="string" table:style-name="ce1">
            <text:p>writing down the value of a loan or intangible asse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tangible assets</text:p>
          </table:table-cell>
          <table:table-cell office:value-type="string" table:style-name="ce1">
            <text:p>goodwill, brand recognition, intellectual property (eg trademarks or patent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angible assets</text:p>
          </table:table-cell>
          <table:table-cell office:value-type="string" table:style-name="ce1">
            <text:p>eg infrastructure, land, vehicles, inventory, or other financial assets such as stocks, bonds etc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erminal value</text:p>
          </table:table-cell>
          <table:table-cell office:value-type="string" table:style-name="ce1">
            <text:p>TV: value of a business beyond forecast period beyong which future cash flows can be estmiated. Assumes a pre-set growth rate forever after forecast period. Usually 5 years is used to calculated the TV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pex</text:p>
          </table:table-cell>
          <table:table-cell office:value-type="string" table:style-name="ce1">
            <text:p>capital expenditure: the funds used by company to acquire upgrade or maintian physical assets. Eg can be used to undertake new investments or project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ice multiple</text:p>
          </table:table-cell>
          <table:table-cell office:value-type="string" table:style-name="ce1">
            <text:p>price multiple is any analytic ratio that uses share price with some other specific pershare financial metric to provide some indication of valuation. Eg price to earnings.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ok value</text:p>
          </table:table-cell>
          <table:table-cell office:value-type="string" table:style-name="ce1">
            <text:p>BV = TA – T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et capitalisation</text:p>
          </table:table-cell>
          <table:table-cell office:value-type="string" table:style-name="ce1">
            <text:p>stock price * no. outstanding shar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arnings</text:p>
          </table:table-cell>
          <table:table-cell office:value-type="string" table:style-name="ce1">
            <text:p>the same as 'net income' after tax/ fees etc.</text:p>
          </table:table-cell>
          <table:table-cell table:number-columns-repeated="16382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Jack O'Shaughnessy</dc:creator>
    <meta:creation-date>2020-03-21T18:46:12Z</meta:creation-date>
    <dc:date>2020-07-05T08:07:12Z</dc:date>
    <meta:editing-cycles>26</meta:editing-cycles>
    <meta:editing-duration>PT13689S</meta:editing-duration>
  </office:meta>
</office:document-meta>
</file>